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a4c" officeooo:paragraph-rsid="0001ea4c"/>
    </style:style>
    <style:style style:name="P2" style:family="paragraph" style:parent-style-name="Footer">
      <style:text-properties fo:font-size="8pt" officeooo:rsid="0001ea4c" officeooo:paragraph-rsid="0001ea4c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on a Sophomoric* Investigation into Parallel Programming</text:p>
      <text:p text:style-name="P1">Using the Java Fork-Join Framework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troduction</text:p>
      <text:p text:style-name="P1">Methods</text:p>
      <text:p text:style-name="P1">Results and Discussion</text:p>
      <text:p text:style-name="P1">Conclus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officeooo:rsid="0001ea4c" officeooo:paragraph-rsid="0001ea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*As in done by a second-year student... and probably as in immaturely pretentious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8T21:47:03.460910477</meta:creation-date>
    <dc:date>2015-07-29T09:38:00.704476121</dc:date>
    <meta:editing-duration>P0D</meta:editing-duration>
    <meta:editing-cycles>1</meta:editing-cycles>
    <meta:document-statistic meta:table-count="0" meta:image-count="0" meta:object-count="0" meta:page-count="2" meta:paragraph-count="7" meta:word-count="32" meta:character-count="231" meta:non-whitespace-character-count="206"/>
    <meta:generator>LibreOffice/4.2.8.2$Linux_X86_64 LibreOffice_project/420m0$Build-2</meta:generator>
  </office:meta>
</office:document-meta>
</file>